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P3" style:family="paragraph" style:parent-style-name="Standard">
      <style:paragraph-properties fo:text-align="start" style:justify-single-word="false" style:writing-mode="lr-tb"/>
      <style:text-properties officeooo:rsid="001673c5" officeooo:paragraph-rsid="001673c5"/>
    </style:style>
    <style:style style:name="T1" style:family="tex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T2" style:family="text">
      <style:text-properties fo:color="#000000" style:text-outline="false" style:text-line-through-style="none" style:text-line-through-type="none" style:font-name="Calibri" fo:font-size="11pt" fo:font-style="normal" fo:text-shadow="none" style:text-underline-style="none" fo:font-weight="normal" officeooo:rsid="0013b2e5" style:font-size-asian="11pt" style:font-style-asian="normal" style:font-weight-asian="normal" style:text-emphasize="none"/>
    </style:style>
    <style:style style:name="T3" style:family="text">
      <style:text-properties fo:color="#000000" style:text-outline="false" style:text-line-through-style="none" style:text-line-through-type="none" style:font-name="Calibri" fo:font-size="11pt" fo:font-style="normal" fo:text-shadow="none" style:text-underline-style="none" fo:font-weight="normal" officeooo:rsid="001673c5" style:font-size-asian="11pt" style:font-style-asian="normal" style:font-weight-asian="normal" style:text-emphasize="none"/>
    </style:style>
    <style:style style:name="T4" style:family="text">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text-emphasize="none"/>
    </style:style>
    <style:style style:name="T5" style:family="text">
      <style:text-properties fo:color="#000000" style:text-outline="false" style:text-line-through-style="none" style:text-line-through-type="none" style:font-name="Calibri" fo:font-size="11pt" fo:font-style="normal" fo:text-shadow="none" style:text-underline-style="none" fo:font-weight="bold" officeooo:rsid="0013b2e5" style:font-size-asian="11pt" style:font-style-asian="normal" style:font-weight-asian="bold" style:text-emphasize="none"/>
    </style:style>
    <style:style style:name="T6" style:family="text">
      <style:text-properties fo:color="#000000" style:text-outline="false" style:text-line-through-style="none" style:text-line-through-type="none" style:font-name="Calibri" fo:font-size="11pt" fo:font-style="normal" fo:text-shadow="none" style:text-underline-style="none" fo:font-weight="bold" officeooo:rsid="00168d28" style:font-size-asian="11pt" style:font-style-asian="normal" style:font-weight-asian="bold" style:text-emphasiz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o start I removed: BestSellersRank, ProductType – removed BestSellersRank because it’s missing data values and the instructions state to just remove it. Removed ProductType because it’s polynomial and our algorithm cannot process a polynomial value. Removed it per POA.</text:span></text:p>
      <text:p text:style-name="P2"/>
      <text:p text:style-name="P1"><text:span text:style-name="T1">Also, as the POA states, I considered other attributes that might not be required. I considered ProfitMargin. This is not a value that consumers would consider. They don’t even have access to this type of information. And even if they did, why would company profit margin have any impact on the buying decision? They would buy the best product independent of consideration of profitability to the company. So, I removed this attribute based on this logic. </text:span></text:p>
      <text:p text:style-name="P2"/>
      <text:p text:style-name="P1"><text:span text:style-name="T1">Next, I reviewed the correlation coefficient matrix after adding Volume (special attributes box selected now). There is a direct correlation between x5StarRating and Volume (1.00). So, I removed x5StarRating since this means this feature has an abundance of influence over the other features.</text:span></text:p>
      <text:p text:style-name="P2"/>
      <text:p text:style-name="P1"><text:span text:style-name="T1">Next, in reviewing the correlation matrix, I reviewed the pairwise matrix for colinearity – those features with correlation above .90 per the POA. The two results are x2StarRating/x1StarRating (.952) and x4StarRating/x3StarRating (.937). The feature of each pair which has the lower correlation with the Volume is eliminated.</text:span></text:p>
      <text:p text:style-name="P1"><text:span text:style-name="T1">x2StarRating/Volume = .487</text:span></text:p>
      <text:p text:style-name="P1"><text:span text:style-name="T1">x1StarRating/Volume = .255</text:span></text:p>
      <text:p text:style-name="P1"><text:span text:style-name="T1">So removed x1StarRating.</text:span></text:p>
      <text:p text:style-name="P2"/>
      <text:p text:style-name="P1"><text:span text:style-name="T1">x4StarRating/Volume = .879</text:span></text:p>
      <text:p text:style-name="P1"><text:span text:style-name="T1">x3StarRating/Volume = .763</text:span></text:p>
      <text:p text:style-name="P1"><text:span text:style-name="T1">So, removed x3StarRating.</text:span></text:p>
      <text:p text:style-name="P2"/>
      <text:p text:style-name="P1"><text:span text:style-name="T1">I ran the SVM model with the following results:</text:span></text:p>
      <text:p text:style-name="P1"><text:span text:style-name="T1">C = 10 and R2 = .860 RMSE = 767</text:span></text:p>
      <text:p text:style-name="P1"><text:span text:style-name="T1">C = 18 and R2 = .910 RMSE = 590</text:span></text:p>
      <text:p text:style-name="P1"><text:span text:style-name="T1">C = 19 and R2 = .912 RMSE = 585</text:span></text:p>
      <text:p text:style-name="P1"><text:span text:style-name="T1">C = 20 and R2 = .907 RMSE = 576</text:span></text:p>
      <text:p text:style-name="P1"><text:span text:style-name="T1">C = 22 and R2 = .901 RMSE = 556</text:span></text:p>
      <text:p text:style-name="P1"><text:span text:style-name="T1">C = 25 and R2 = .896 RMSE = 555</text:span></text:p>
      <text:p text:style-name="P1"><text:span text:style-name="T1">C = 35 and R2 = .857 RMSE = 546</text:span></text:p>
      <text:p text:style-name="P2"/>
      <text:p text:style-name="P1"><text:span text:style-name="T1">SO for SVM, C = 19 with R2 = .912 (with a middle of the pack RMSE relative to the other data points), presents the best configuration for this algorithm.</text:span></text:p>
      <text:p text:style-name="P2"/>
      <text:p text:style-name="P1"><text:span text:style-name="T1">I also ran the KNN model with the following results:</text:span></text:p>
      <text:p text:style-name="P1"><text:span text:style-name="T1">K = 2 and R2 = .665 RMSE = 861</text:span></text:p>
      <text:p text:style-name="P1"><text:span text:style-name="T1">K = 10 and R2 = .649 RMSE = 875</text:span></text:p>
      <text:p text:style-name="P1"><text:span text:style-name="T1">K = 15 and R2 = .632 RMSE = 903</text:span></text:p>
      <text:p text:style-name="P1"><text:span text:style-name="T1">K = 20 and R2 = .630 RMSE = 947</text:span></text:p>
      <text:p text:style-name="P2"/>
      <text:p text:style-name="P1"><text:span text:style-name="T1">SO for KNN K = 2 with R2 = .665 gave the best result (also with the lowest RMSE), as this R2 is closest to 1.</text:span></text:p>
      <text:p text:style-name="P2"/>
      <text:p text:style-name="P1"><text:span text:style-name="T1">I ran the Gradient Boosted Trees Algorithm and tested values for number of trees (T) and resultant R2 and RMSE with the following results:</text:span></text:p>
      <text:p text:style-name="P3"><text:span text:style-name="T1">T = 5 and R2 = .676 RMSE = 924</text:span></text:p>
      <text:p text:style-name="P1"><text:span text:style-name="T1">T = 10 and R2 = .</text:span><text:span text:style-name="T3">818</text:span><text:span text:style-name="T1"> RMSE = </text:span><text:span text:style-name="T3">853</text:span></text:p>
      <text:p text:style-name="P2"><text:soft-page-break/></text:p>
      <text:p text:style-name="P1"><text:span text:style-name="T1">T = </text:span><text:span text:style-name="T3">20</text:span><text:span text:style-name="T1"> and R2 = .</text:span><text:span text:style-name="T3">697</text:span><text:span text:style-name="T1"> RMSE = </text:span><text:span text:style-name="T3">693</text:span></text:p>
      <text:p text:style-name="P1"><text:span text:style-name="T1">T = 2</text:span><text:span text:style-name="T3">5</text:span><text:span text:style-name="T1"> and R2 = .</text:span><text:span text:style-name="T3">755</text:span><text:span text:style-name="T1"> RMSE = </text:span><text:span text:style-name="T3">645</text:span></text:p>
      <text:p text:style-name="P1"><text:span text:style-name="T1">T = 30 and R2 = .</text:span><text:span text:style-name="T3">694</text:span><text:span text:style-name="T1"> RMSE = </text:span><text:span text:style-name="T3">629</text:span></text:p>
      <text:p text:style-name="P1"><text:span text:style-name="T1">T = <text:s/></text:span><text:span text:style-name="T3">35</text:span><text:span text:style-name="T1"> and R2 = .</text:span><text:span text:style-name="T3">849</text:span><text:span text:style-name="T1"> RMSE = </text:span><text:span text:style-name="T3">546</text:span></text:p>
      <text:p text:style-name="P1"><text:span text:style-name="T1">T = </text:span><text:span text:style-name="T3">40</text:span><text:span text:style-name="T1"> and R2 = .</text:span><text:span text:style-name="T3">850</text:span><text:span text:style-name="T1"> RMSE = </text:span><text:span text:style-name="T3">537</text:span></text:p>
      <text:p text:style-name="P1"><text:span text:style-name="T1">T = </text:span><text:span text:style-name="T3">45</text:span><text:span text:style-name="T1"> and R2 = .</text:span><text:span text:style-name="T3">644</text:span><text:span text:style-name="T1"> RMSE = </text:span><text:span text:style-name="T3">566</text:span></text:p>
      <text:p text:style-name="P2"/>
      <text:p text:style-name="P1"><text:span text:style-name="T1">SO for Gradient Boosted Trees T = </text:span><text:span text:style-name="T3">40</text:span><text:span text:style-name="T1"> is the apex for R2 relative to T.</text:span></text:p>
      <text:p text:style-name="P2"/>
      <text:p text:style-name="P1"><text:span text:style-name="T1">Finally, I ran the Linear Regression algorithm with the above stated set of attributes. Without changing any parameters I got a perfect match in predictions (R2 = 1 and RMSE = 0). So, either the volume data in the training set supplied for the project was generated using this algorithm, or I have no idea why it’s an exact match after I changed nothing. I reviewed all the documentation and looked at the linear regression example in RapidMiner. I connected everything correctly. So, in the real world I would throw this test out. I tried other linear regression algorithms, and it was interesting to see that while they were not exact like this one, one of them produced an R2 = .300, so I’m not using Linear Regression for my final volume predictions. I’ll revert to one of the three in the POA so I dont have to do this over again! :)</text:span></text:p>
      <text:p text:style-name="P2"/>
      <text:p text:style-name="P1"><text:span text:style-name="T4">SO based on this analysis, I chose to apply Gradient Boosted Trees algorithm with T = </text:span><text:span text:style-name="T6">40</text:span><text:span text:style-name="T4">, R2 = .</text:span><text:span text:style-name="T6">850</text:span><text:span text:style-name="T4"> and RMSE = </text:span><text:span text:style-name="T6">537</text:span><text:span text:style-name="T4">.</text:span></text:p>
      <text:p text:style-name="P2"/>
      <text:p text:style-name="P1"><text:span text:style-name="T1">Lower RSME is better – the scale is determined by the scale of the dependant variable. Therefore, a lower RMSE relative to that scale in the training data and a close match in the RMSE of the test data suggests an appropriate outcome.</text:span></text:p>
      <text:p text:style-name="P1"><text:span text:style-name="T1">Higher R2 is better (closer to 1 is perfect fit, closer to 0 is no benefit in prediction)</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8T16:30:04.415000000</meta:creation-date>
    <dc:date>2019-08-09T14:06:37.264000000</dc:date>
    <meta:editing-duration>PT11M58S</meta:editing-duration>
    <meta:editing-cycles>2</meta:editing-cycles>
    <meta:generator>LibreOffice/6.2.5.2$Windows_X86_64 LibreOffice_project/1ec314fa52f458adc18c4f025c545a4e8b22c159</meta:generator>
    <meta:document-statistic meta:table-count="0" meta:image-count="0" meta:object-count="0" meta:page-count="2" meta:paragraph-count="39" meta:word-count="763" meta:character-count="3929" meta:non-whitespace-character-count="3200"/>
  </office:meta>
</office:document-meta>
</file>